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RGAS CHUQUIYAURIE CELIA LUZMI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94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2249449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102249449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RGAS CHUQUIYAURIE CELIA LUZMI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94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67880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249449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6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4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5415332</text:p>
          </table:table-cell>
          <table:table-cell table:style-name="Tabla2.D3" office:value-type="string">
            <text:p text:style-name="P23">9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23:24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